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fo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String face ,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nt.basefont(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fo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setFace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font.basefont( int size ,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String face ,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